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27" office:value-type="string" calcext:value-type="string">
            <text:p>Deadlift</text:p>
          </table:table-cell>
          <table:table-cell table:style-name="ce2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25.974025974026" calcext:value-type="float">
            <text:p>125.974025974026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27956989247312" calcext:value-type="float">
            <text:p>0.83</text:p>
          </table:table-cell>
          <table:table-cell table:formula="of:=[.M7]*[.$L$5]" office:value-type="float" office:value="104.301075268817" calcext:value-type="float">
            <text:p>104.30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94838709677419" calcext:value-type="float">
            <text:p>0.79</text:p>
          </table:table-cell>
          <table:table-cell table:formula="of:=[.M8]*[.$L$5]" office:value-type="float" office:value="100.129032258064" calcext:value-type="float">
            <text:p>100.13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7" calcext:value-type="float">
            <text:p>0.77</text:p>
          </table:table-cell>
          <table:table-cell table:formula="of:=[.M9]*[.$L$5]" office:value-type="float" office:value="97" calcext:value-type="float">
            <text:p>97.00</text:p>
          </table:table-cell>
          <table:table-cell table:number-columns-repeated="2"/>
          <table:table-cell table:formula="of:=[.H9]/[.D9]" office:value-type="float" office:value="0.827956989247312" calcext:value-type="float">
            <text:p>0.827956989247312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45161290322581" calcext:value-type="float">
            <text:p>0.75</text:p>
          </table:table-cell>
          <table:table-cell table:formula="of:=[.M10]*[.$L$5]" office:value-type="float" office:value="93.8709677419355" calcext:value-type="float">
            <text:p>93.87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728602150537634" calcext:value-type="float">
            <text:p>0.73</text:p>
          </table:table-cell>
          <table:table-cell table:formula="of:=[.M11]*[.$L$5]" office:value-type="float" office:value="91.7849462365591" calcext:value-type="float">
            <text:p>91.78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712043010752688" calcext:value-type="float">
            <text:p>0.71</text:p>
          </table:table-cell>
          <table:table-cell table:formula="of:=[.M12]*[.$L$5]" office:value-type="float" office:value="89.6989247311828" calcext:value-type="float">
            <text:p>89.7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87204301075269" calcext:value-type="float">
            <text:p>0.69</text:p>
          </table:table-cell>
          <table:table-cell table:formula="of:=[.M13]*[.$L$5]" office:value-type="float" office:value="86.5698924731183" calcext:value-type="float">
            <text:p>86.57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70645161290323" calcext:value-type="float">
            <text:p>0.67</text:p>
          </table:table-cell>
          <table:table-cell table:formula="of:=[.M14]*[.$L$5]" office:value-type="float" office:value="84.4838709677419" calcext:value-type="float">
            <text:p>84.48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54086021505376" calcext:value-type="float">
            <text:p>0.65</text:p>
          </table:table-cell>
          <table:table-cell table:formula="of:=[.M15]*[.$L$5]" office:value-type="float" office:value="82.3978494623656" calcext:value-type="float">
            <text:p>82.40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3752688172043" calcext:value-type="float">
            <text:p>0.64</text:p>
          </table:table-cell>
          <table:table-cell table:formula="of:=[.M16]*[.$L$5]" office:value-type="float" office:value="80.3118279569892" calcext:value-type="float">
            <text:p>80.3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27956989247312" calcext:value-type="float">
            <text:p>0.827956989247312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7.8" calcext:value-type="float">
            <text:p>7.8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8:07:45.78425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07T09:31:32.777984943</dc:date>
    <meta:editing-duration>P2DT13H58M33S</meta:editing-duration>
    <meta:editing-cycles>80</meta:editing-cycles>
    <meta:document-statistic meta:table-count="13" meta:cell-count="2190" meta:object-count="0"/>
  </office:meta>
</office:document-meta>
</file>